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3.0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04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dash" draw:stroke-dash="stroke-dash16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1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5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1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4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2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9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1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2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06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26cm" svg:stroke-color="#ff0000" draw:stroke-linejoin="round" svg:stroke-linecap="round" draw:fill="none" fo:padding-top="0.013cm" fo:padding-bottom="0.013cm" fo:padding-left="0.013cm" fo:padding-right="0.01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8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8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fo:color="#000000" style:font-name="Helvetica1" fo:font-size="14pt" fo:font-weight="bold" style:font-size-asian="14pt" style:font-name-complex="Helvetica1" style:font-size-complex="14pt" style:font-weight-complex="bold"/>
    </style:style>
    <style:style style:name="T3" style:family="text">
      <style:text-properties fo:color="#000000" style:font-name="Helvetica1" fo:font-size="11pt" style:font-size-asian="11pt" style:font-name-complex="Helvetica1" style:font-size-complex="11pt"/>
    </style:style>
    <style:style style:name="T4" style:family="text">
      <style:text-properties fo:color="#000000" style:font-name="Helvetica1" fo:font-size="6pt" style:font-size-asian="6pt" style:font-name-complex="Helvetica1" style:font-size-complex="6pt"/>
    </style:style>
    <style:style style:name="T5" style:family="text">
      <style:text-properties fo:color="#000000" style:font-name="Helvetica1" fo:font-size="10pt" style:font-size-asian="10pt" style:font-name-complex="Helvetica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191cm" svg:height="0.19cm" svg:x="5.7cm" svg:y="5.947cm" svg:viewBox="0 0 192 191" svg:d="M192 96c0-52-43-96-96-96s-96 44-96 96c0 53 43 95 96 95s96-42 96-95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8.846cm" svg:y="7.747cm" svg:viewBox="0 0 192 191" svg:d="M192 95c0-52-44-95-96-95-53 0-96 43-96 95 0 54 43 96 96 96 52 0 96-42 96-96z">
          <text:p/>
        </draw:path>
        <draw:path draw:style-name="gr1" draw:text-style-name="P1" draw:layer="layout" svg:width="0.191cm" svg:height="0.19cm" svg:x="5.7cm" svg:y="6.847cm" svg:viewBox="0 0 192 191" svg:d="M192 96c0-53-43-96-96-96s-96 43-96 96 43 95 96 95 96-42 96-95z">
          <text:p/>
        </draw:path>
        <draw:path draw:style-name="gr1" draw:text-style-name="P1" draw:layer="layout" svg:width="0.191cm" svg:height="0.19cm" svg:x="5.7cm" svg:y="9.547cm" svg:viewBox="0 0 192 191" svg:d="M192 96c0-54-43-96-96-96s-96 42-96 96c0 53 43 95 96 95s96-42 96-95z">
          <text:p/>
        </draw:path>
        <draw:path draw:style-name="gr1" draw:text-style-name="P1" draw:layer="layout" svg:width="0.191cm" svg:height="0.191cm" svg:x="5.7cm" svg:y="3.247cm" svg:viewBox="0 0 192 192" svg:d="M192 96c0-53-43-96-96-96s-96 43-96 96 43 96 96 96 96-43 96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8.846cm" svg:y="6.847cm" svg:viewBox="0 0 192 191" svg:d="M192 96c0-53-44-96-96-96-53 0-96 43-96 96s43 95 96 95c52 0 96-42 96-95z">
          <text:p/>
        </draw:path>
        <draw:path draw:style-name="gr1" draw:text-style-name="P1" draw:layer="layout" svg:width="0.191cm" svg:height="0.19cm" svg:x="5.7cm" svg:y="9.547cm" svg:viewBox="0 0 192 191" svg:d="M192 96c0-54-43-96-96-96s-96 42-96 96c0 53 43 95 96 95s96-42 96-95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cm" svg:height="0.191cm" svg:x="11.993cm" svg:y="3.247cm" svg:viewBox="0 0 191 192" svg:d="M191 96c0-53-42-96-95-96s-96 43-96 96 43 96 96 96 95-43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8.846cm" svg:y="9.547cm" svg:viewBox="0 0 192 191" svg:d="M192 96c0-54-44-96-96-96-53 0-96 42-96 96 0 53 43 95 96 95 52 0 96-42 96-95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5.7cm" svg:y="10.447cm" svg:viewBox="0 0 192 191" svg:d="M192 95c0-53-43-95-96-95s-96 42-96 95c0 54 43 96 96 96s96-42 96-96z">
          <text:p/>
        </draw:path>
        <draw:path draw:style-name="gr1" draw:text-style-name="P1" draw:layer="layout" svg:width="0.191cm" svg:height="0.19cm" svg:x="2.553cm" svg:y="7.7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2.553cm" svg:y="7.7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7.7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8.647cm" svg:viewBox="0 0 192 191" svg:d="M192 95c0-53-43-95-95-95-53 0-97 42-97 95s44 96 97 96c52 0 95-43 95-96z">
          <text:p/>
        </draw:path>
        <draw:path draw:style-name="gr1" draw:text-style-name="P1" draw:layer="layout" svg:width="0.191cm" svg:height="0.191cm" svg:x="15.139cm" svg:y="3.247cm" svg:viewBox="0 0 192 192" svg:d="M192 96c0-53-44-96-96-96-53 0-96 43-96 96s43 96 96 96c52 0 96-43 96-96z">
          <text:p/>
        </draw:path>
        <draw:path draw:style-name="gr1" draw:text-style-name="P1" draw:layer="layout" svg:width="0.19cm" svg:height="0.19cm" svg:x="11.993cm" svg:y="6.847cm" svg:viewBox="0 0 191 191" svg:d="M191 96c0-53-42-96-95-96s-96 43-96 96 43 95 96 95 95-42 95-95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5.7cm" svg:y="8.647cm" svg:viewBox="0 0 192 191" svg:d="M192 95c0-53-43-95-96-95s-96 42-96 95 43 96 96 96 96-43 96-96z">
          <text:p/>
        </draw:path>
        <draw:path draw:style-name="gr1" draw:text-style-name="P1" draw:layer="layout" svg:width="0.19cm" svg:height="0.19cm" svg:x="11.993cm" svg:y="8.647cm" svg:viewBox="0 0 191 191" svg:d="M191 95c0-53-42-95-95-95s-96 42-96 95 43 96 96 96 95-43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8.647cm" svg:viewBox="0 0 192 191" svg:d="M192 95c0-53-43-95-95-95-53 0-97 42-97 95s44 96 97 96c52 0 95-43 95-96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1cm" svg:x="5.7cm" svg:y="3.247cm" svg:viewBox="0 0 192 192" svg:d="M192 96c0-53-43-96-96-96s-96 43-96 96 43 96 96 96 96-43 96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1cm" svg:x="5.7cm" svg:y="5.047cm" svg:viewBox="0 0 192 192" svg:d="M192 95c0-52-43-95-96-95s-96 43-96 95c0 53 43 97 96 97s96-44 96-97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2.553cm" svg:y="7.7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8.846cm" svg:y="8.647cm" svg:viewBox="0 0 192 191" svg:d="M192 95c0-53-44-95-96-95-53 0-96 42-96 95s43 96 96 96c52 0 96-43 96-96z">
          <text:p/>
        </draw:path>
        <draw:path draw:style-name="gr1" draw:text-style-name="P1" draw:layer="layout" svg:width="0.191cm" svg:height="0.19cm" svg:x="2.553cm" svg:y="8.647cm" svg:viewBox="0 0 192 191" svg:d="M192 95c0-53-43-95-95-95-53 0-97 42-97 95s44 96 97 96c52 0 95-43 95-96z">
          <text:p/>
        </draw:path>
        <draw:path draw:style-name="gr1" draw:text-style-name="P1" draw:layer="layout" svg:width="0.191cm" svg:height="0.19cm" svg:x="5.7cm" svg:y="10.447cm" svg:viewBox="0 0 192 191" svg:d="M192 95c0-53-43-95-96-95s-96 42-96 95c0 54 43 96 96 96s96-42 96-96z">
          <text:p/>
        </draw:path>
        <draw:path draw:style-name="gr1" draw:text-style-name="P1" draw:layer="layout" svg:width="0.191cm" svg:height="0.19cm" svg:x="2.553cm" svg:y="7.7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2.553cm" svg:y="9.547cm" svg:viewBox="0 0 192 191" svg:d="M192 96c0-54-43-96-95-96-53 0-97 42-97 96 0 53 44 95 97 95 52 0 95-42 95-95z">
          <text:p/>
        </draw:path>
        <draw:path draw:style-name="gr1" draw:text-style-name="P1" draw:layer="layout" svg:width="0.191cm" svg:height="0.19cm" svg:x="8.846cm" svg:y="8.647cm" svg:viewBox="0 0 192 191" svg:d="M192 95c0-53-44-95-96-95-53 0-96 42-96 95s43 96 96 96c52 0 96-43 96-96z">
          <text:p/>
        </draw:path>
        <draw:path draw:style-name="gr1" draw:text-style-name="P1" draw:layer="layout" svg:width="0.191cm" svg:height="0.19cm" svg:x="2.553cm" svg:y="11.347cm" svg:viewBox="0 0 192 191" svg:d="M192 95c0-52-43-95-95-95-53 0-97 43-97 95 0 54 44 96 97 96 52 0 95-42 95-96z">
          <text:p/>
        </draw:path>
        <draw:path draw:style-name="gr1" draw:text-style-name="P1" draw:layer="layout" svg:width="0.191cm" svg:height="0.19cm" svg:x="5.7cm" svg:y="10.447cm" svg:viewBox="0 0 192 191" svg:d="M192 95c0-53-43-95-96-95s-96 42-96 95c0 54 43 96 96 96s96-42 96-96z">
          <text:p/>
        </draw:path>
        <draw:path draw:style-name="gr1" draw:text-style-name="P1" draw:layer="layout" svg:width="0.191cm" svg:height="0.19cm" svg:x="2.553cm" svg:y="7.747cm" svg:viewBox="0 0 192 191" svg:d="M192 95c0-52-43-95-95-95-53 0-97 43-97 95 0 54 44 96 97 96 52 0 95-42 95-96z">
          <text:p/>
        </draw:path>
        <draw:path draw:style-name="gr1" draw:text-style-name="P1" draw:layer="layout" svg:width="0.19cm" svg:height="0.19cm" svg:x="11.993cm" svg:y="7.747cm" svg:viewBox="0 0 191 191" svg:d="M191 95c0-52-42-95-95-95s-96 43-96 95c0 54 43 96 96 96s95-42 95-96z">
          <text:p/>
        </draw:path>
        <draw:path draw:style-name="gr1" draw:text-style-name="P1" draw:layer="layout" svg:width="0.191cm" svg:height="0.19cm" svg:x="2.553cm" svg:y="10.447cm" svg:viewBox="0 0 192 191" svg:d="M192 95c0-53-43-95-95-95-53 0-97 42-97 95 0 54 44 96 97 96 52 0 95-42 95-96z">
          <text:p/>
        </draw:path>
        <draw:path draw:style-name="gr1" draw:text-style-name="P1" draw:layer="layout" svg:width="0.191cm" svg:height="0.19cm" svg:x="8.846cm" svg:y="8.647cm" svg:viewBox="0 0 192 191" svg:d="M192 95c0-53-44-95-96-95-53 0-96 42-96 95s43 96 96 96c52 0 96-43 96-96z">
          <text:p/>
        </draw:path>
        <draw:line draw:style-name="gr1" draw:text-style-name="P1" draw:layer="layout" svg:x1="2.649cm" svg:y1="11.802cm" svg:x2="15.235cm" svg:y2="11.802cm">
          <text:p/>
        </draw:line>
        <draw:line draw:style-name="gr1" draw:text-style-name="P1" draw:layer="layout" svg:x1="2.649cm" svg:y1="11.802cm" svg:x2="2.649cm" svg:y2="12.056cm">
          <text:p/>
        </draw:line>
        <draw:line draw:style-name="gr1" draw:text-style-name="P1" draw:layer="layout" svg:x1="5.795cm" svg:y1="11.802cm" svg:x2="5.795cm" svg:y2="12.056cm">
          <text:p/>
        </draw:line>
        <draw:line draw:style-name="gr1" draw:text-style-name="P1" draw:layer="layout" svg:x1="8.942cm" svg:y1="11.802cm" svg:x2="8.942cm" svg:y2="12.056cm">
          <text:p/>
        </draw:line>
        <draw:line draw:style-name="gr1" draw:text-style-name="P1" draw:layer="layout" svg:x1="12.088cm" svg:y1="11.802cm" svg:x2="12.088cm" svg:y2="12.056cm">
          <text:p/>
        </draw:line>
        <draw:line draw:style-name="gr1" draw:text-style-name="P1" draw:layer="layout" svg:x1="15.235cm" svg:y1="11.802cm" svg:x2="15.235cm" svg:y2="12.056cm">
          <text:p/>
        </draw:line>
        <draw:frame draw:style-name="gr2" draw:text-style-name="P3" draw:layer="layout" svg:width="0.422cm" svg:height="0.424cm" svg:x="2.531cm" svg:y="12.408cm">
          <draw:text-box>
            <text:p text:style-name="P2"><text:span text:style-name="T1">0</text:span></text:p>
          </draw:text-box>
        </draw:frame>
        <draw:frame draw:style-name="gr2" draw:text-style-name="P3" draw:layer="layout" svg:width="0.422cm" svg:height="0.424cm" svg:x="5.678cm" svg:y="12.408cm">
          <draw:text-box>
            <text:p text:style-name="P2"><text:span text:style-name="T1">1</text:span></text:p>
          </draw:text-box>
        </draw:frame>
        <draw:frame draw:style-name="gr2" draw:text-style-name="P3" draw:layer="layout" svg:width="0.422cm" svg:height="0.424cm" svg:x="8.825cm" svg:y="12.408cm">
          <draw:text-box>
            <text:p text:style-name="P2"><text:span text:style-name="T1">2</text:span></text:p>
          </draw:text-box>
        </draw:frame>
        <draw:frame draw:style-name="gr2" draw:text-style-name="P3" draw:layer="layout" svg:width="0.422cm" svg:height="0.424cm" svg:x="11.971cm" svg:y="12.408cm">
          <draw:text-box>
            <text:p text:style-name="P2"><text:span text:style-name="T1">3</text:span></text:p>
          </draw:text-box>
        </draw:frame>
        <draw:line draw:style-name="gr1" draw:text-style-name="P1" draw:layer="layout" svg:x1="2.082cm" svg:y1="11.442cm" svg:x2="2.082cm" svg:y2="2.442cm">
          <text:p/>
        </draw:line>
        <draw:line draw:style-name="gr1" draw:text-style-name="P1" draw:layer="layout" svg:x1="2.082cm" svg:y1="11.442cm" svg:x2="1.828cm" svg:y2="11.442cm">
          <text:p/>
        </draw:line>
        <draw:line draw:style-name="gr1" draw:text-style-name="P1" draw:layer="layout" svg:x1="2.082cm" svg:y1="9.642cm" svg:x2="1.828cm" svg:y2="9.642cm">
          <text:p/>
        </draw:line>
        <draw:line draw:style-name="gr1" draw:text-style-name="P1" draw:layer="layout" svg:x1="2.082cm" svg:y1="7.842cm" svg:x2="1.828cm" svg:y2="7.842cm">
          <text:p/>
        </draw:line>
        <draw:line draw:style-name="gr1" draw:text-style-name="P1" draw:layer="layout" svg:x1="2.082cm" svg:y1="6.042cm" svg:x2="1.828cm" svg:y2="6.042cm">
          <text:p/>
        </draw:line>
        <draw:line draw:style-name="gr1" draw:text-style-name="P1" draw:layer="layout" svg:x1="2.082cm" svg:y1="4.242cm" svg:x2="1.828cm" svg:y2="4.242cm">
          <text:p/>
        </draw:line>
        <draw:line draw:style-name="gr1" draw:text-style-name="P1" draw:layer="layout" svg:x1="2.082cm" svg:y1="2.442cm" svg:x2="1.828cm" svg:y2="2.442cm">
          <text:p/>
        </draw:line>
        <draw:frame draw:style-name="gr2" draw:text-style-name="P3" draw:layer="layout" svg:width="0.422cm" svg:height="0.424cm" svg:x="15.117cm" svg:y="12.408cm">
          <draw:text-box>
            <text:p text:style-name="P2"><text:span text:style-name="T1">4</text:span></text:p>
          </draw:text-box>
        </draw:frame>
        <draw:frame draw:style-name="gr2" draw:text-style-name="P3" draw:layer="layout" svg:width="0.422cm" svg:height="0.424cm" draw:transform="rotate (1.5707963267949) translate (1.165cm 11.56cm)">
          <draw:text-box>
            <text:p text:style-name="P2"><text:span text:style-name="T1">0</text:span></text:p>
          </draw:text-box>
        </draw:frame>
        <draw:frame draw:style-name="gr2" draw:text-style-name="P3" draw:layer="layout" svg:width="0.422cm" svg:height="0.424cm" draw:transform="rotate (1.5707963267949) translate (1.165cm 9.76cm)">
          <draw:text-box>
            <text:p text:style-name="P2"><text:span text:style-name="T1">2</text:span></text:p>
          </draw:text-box>
        </draw:frame>
        <draw:frame draw:style-name="gr2" draw:text-style-name="P3" draw:layer="layout" svg:width="0.422cm" svg:height="0.424cm" draw:transform="rotate (1.5707963267949) translate (1.165cm 7.96cm)">
          <draw:text-box>
            <text:p text:style-name="P2"><text:span text:style-name="T1">4</text:span></text:p>
          </draw:text-box>
        </draw:frame>
        <draw:frame draw:style-name="gr2" draw:text-style-name="P3" draw:layer="layout" svg:width="0.422cm" svg:height="0.424cm" draw:transform="rotate (1.5707963267949) translate (1.165cm 6.16cm)">
          <draw:text-box>
            <text:p text:style-name="P2"><text:span text:style-name="T1">6</text:span></text:p>
          </draw:text-box>
        </draw:frame>
        <draw:frame draw:style-name="gr2" draw:text-style-name="P3" draw:layer="layout" svg:width="0.422cm" svg:height="0.424cm" draw:transform="rotate (1.5707963267949) translate (1.165cm 4.361cm)">
          <draw:text-box>
            <text:p text:style-name="P2"><text:span text:style-name="T1">8</text:span></text:p>
          </draw:text-box>
        </draw:frame>
        <draw:polygon draw:style-name="gr1" draw:text-style-name="P1" draw:layer="layout" svg:width="15.292cm" svg:height="9.72cm" svg:x="2.082cm" svg:y="2.082cm" svg:viewBox="0 0 15293 9721" draw:points="0,9721 15293,9721 15293,0 0,0">
          <text:p/>
        </draw:polygon>
        <draw:frame draw:style-name="gr3" draw:text-style-name="P3" draw:layer="layout" svg:width="0.476cm" svg:height="0.424cm" draw:transform="rotate (1.5707963267949) translate (1.165cm 2.678cm)">
          <draw:text-box>
            <text:p text:style-name="P2"><text:span text:style-name="T1">10</text:span></text:p>
          </draw:text-box>
        </draw:frame>
        <draw:frame draw:style-name="gr4" draw:text-style-name="P4" draw:layer="layout" svg:width="13.045cm" svg:height="0.496cm" svg:x="3.224cm" svg:y="0.859cm">
          <draw:text-box>
            <text:p text:style-name="P2"><text:span text:style-name="T2">Propensity to Commit Burglary in an Uninhabited Place</text:span></text:p>
          </draw:text-box>
        </draw:frame>
        <draw:frame draw:style-name="gr5" draw:text-style-name="P5" draw:layer="layout" svg:width="9.042cm" svg:height="0.391cm" svg:x="4.704cm" svg:y="13.45cm">
          <draw:text-box>
            <text:p text:style-name="P2"><text:span text:style-name="T3">Number of offenses committed in the last two years</text:span></text:p>
          </draw:text-box>
        </draw:frame>
        <draw:line draw:style-name="gr6" draw:text-style-name="P1" draw:layer="layout" svg:x1="2.082cm" svg:y1="9.467cm" svg:x2="17.374cm" svg:y2="9.467cm">
          <text:p/>
        </draw:line>
        <draw:line draw:style-name="gr6" draw:text-style-name="P1" draw:layer="layout" svg:x1="4.242cm" svg:y1="11.802cm" svg:x2="4.242cm" svg:y2="2.082cm">
          <text:p/>
        </draw:line>
        <draw:frame draw:style-name="gr7" draw:text-style-name="P6" draw:layer="layout" svg:width="4.312cm" svg:height="0.391cm" draw:transform="rotate (1.5707963267949) translate (0.174cm 9.089cm)">
          <draw:text-box>
            <text:p text:style-name="P2"><text:span text:style-name="T3">Total number of offenses</text:span></text:p>
          </draw:text-box>
        </draw:frame>
        <draw:frame draw:style-name="gr8" draw:text-style-name="P7" draw:layer="layout" svg:width="0.955cm" svg:height="0.213cm" svg:x="5.319cm" svg:y="6.269cm">
          <draw:text-box>
            <text:p text:style-name="P2"><text:span text:style-name="T4">AACQ_32</text:span></text:p>
          </draw:text-box>
        </draw:frame>
        <draw:frame draw:style-name="gr9" draw:text-style-name="P7" draw:layer="layout" svg:width="0.717cm" svg:height="0.213cm" svg:x="2.29cm" svg:y="10.769cm">
          <draw:text-box>
            <text:p text:style-name="P2"><text:span text:style-name="T4">AIAP_3</text:span></text:p>
          </draw:text-box>
        </draw:frame>
        <draw:frame draw:style-name="gr10" draw:text-style-name="P7" draw:layer="layout" svg:width="0.861cm" svg:height="0.213cm" svg:x="8.513cm" svg:y="8.069cm">
          <draw:text-box>
            <text:p text:style-name="P2"><text:span text:style-name="T4">AICD_13</text:span></text:p>
          </draw:text-box>
        </draw:frame>
        <draw:frame draw:style-name="gr11" draw:text-style-name="P7" draw:layer="layout" svg:width="0.73cm" svg:height="0.213cm" svg:x="5.431cm" svg:y="7.169cm">
          <draw:text-box>
            <text:p text:style-name="P2"><text:span text:style-name="T4">AIDE_2</text:span></text:p>
          </draw:text-box>
        </draw:frame>
        <draw:frame draw:style-name="gr12" draw:text-style-name="P7" draw:layer="layout" svg:width="0.916cm" svg:height="0.213cm" svg:x="5.337cm" svg:y="9.869cm">
          <draw:text-box>
            <text:p text:style-name="P2"><text:span text:style-name="T4">BAPV_41</text:span></text:p>
          </draw:text-box>
        </draw:frame>
        <draw:frame draw:style-name="gr13" draw:text-style-name="P7" draw:layer="layout" svg:width="0.942cm" svg:height="0.213cm" svg:x="5.325cm" svg:y="3.569cm">
          <draw:text-box>
            <text:p text:style-name="P2"><text:span text:style-name="T4">BAQV_66</text:span></text:p>
          </draw:text-box>
        </draw:frame>
        <draw:frame draw:style-name="gr14" draw:text-style-name="P7" draw:layer="layout" svg:width="0.98cm" svg:height="0.213cm" svg:x="2.161cm" svg:y="11.569cm">
          <draw:text-box>
            <text:p text:style-name="P2"><text:span text:style-name="T4">BYOM_61</text:span></text:p>
          </draw:text-box>
        </draw:frame>
        <draw:frame draw:style-name="gr15" draw:text-style-name="P7" draw:layer="layout" svg:width="0.823cm" svg:height="0.213cm" svg:x="8.531cm" svg:y="7.169cm">
          <draw:text-box>
            <text:p text:style-name="P2"><text:span text:style-name="T4">CAAR_9</text:span></text:p>
          </draw:text-box>
        </draw:frame>
        <draw:frame draw:style-name="gr16" draw:text-style-name="P7" draw:layer="layout" svg:width="0.929cm" svg:height="0.213cm" svg:x="2.184cm" svg:y="9.869cm">
          <draw:text-box>
            <text:p text:style-name="P2"><text:span text:style-name="T4">CASP_49</text:span></text:p>
          </draw:text-box>
        </draw:frame>
        <draw:frame draw:style-name="gr8" draw:text-style-name="P7" draw:layer="layout" svg:width="0.955cm" svg:height="0.213cm" svg:x="11.612cm" svg:y="3.569cm">
          <draw:text-box>
            <text:p text:style-name="P2"><text:span text:style-name="T4">CASQ_64</text:span></text:p>
          </draw:text-box>
        </draw:frame>
        <draw:frame draw:style-name="gr17" draw:text-style-name="P7" draw:layer="layout" svg:width="0.921cm" svg:height="0.213cm" svg:x="8.483cm" svg:y="9.869cm">
          <draw:text-box>
            <text:p text:style-name="P2"><text:span text:style-name="T4">CEQJ_47</text:span></text:p>
          </draw:text-box>
        </draw:frame>
        <draw:frame draw:style-name="gr10" draw:text-style-name="P7" draw:layer="layout" svg:width="0.861cm" svg:height="0.213cm" svg:x="5.366cm" svg:y="10.769cm">
          <draw:text-box>
            <text:p text:style-name="P2"><text:span text:style-name="T4">EIBG_25</text:span></text:p>
          </draw:text-box>
        </draw:frame>
        <draw:frame draw:style-name="gr18" draw:text-style-name="P7" draw:layer="layout" svg:width="0.908cm" svg:height="0.213cm" svg:x="2.196cm" svg:y="8.069cm">
          <draw:text-box>
            <text:p text:style-name="P2"><text:span text:style-name="T4">FAPP_69</text:span></text:p>
          </draw:text-box>
        </draw:frame>
        <draw:frame draw:style-name="gr19" draw:text-style-name="P7" draw:layer="layout" svg:width="0.895cm" svg:height="0.213cm" svg:x="2.202cm" svg:y="8.969cm">
          <draw:text-box>
            <text:p text:style-name="P2"><text:span text:style-name="T4">JAVH_10</text:span></text:p>
          </draw:text-box>
        </draw:frame>
        <draw:frame draw:style-name="gr20" draw:text-style-name="P7" draw:layer="layout" svg:width="0.887cm" svg:height="0.213cm" svg:x="14.794cm" svg:y="3.569cm">
          <draw:text-box>
            <text:p text:style-name="P2"><text:span text:style-name="T4">JDTB_51</text:span></text:p>
          </draw:text-box>
        </draw:frame>
        <draw:frame draw:style-name="gr21" draw:text-style-name="P7" draw:layer="layout" svg:width="0.912cm" svg:height="0.213cm" svg:x="11.636cm" svg:y="7.169cm">
          <draw:text-box>
            <text:p text:style-name="P2"><text:span text:style-name="T4">JFAM_32</text:span></text:p>
          </draw:text-box>
        </draw:frame>
        <draw:frame draw:style-name="gr18" draw:text-style-name="P7" draw:layer="layout" svg:width="0.908cm" svg:height="0.213cm" svg:x="5.343cm" svg:y="8.969cm">
          <draw:text-box>
            <text:p text:style-name="P2"><text:span text:style-name="T4">JHAR_70</text:span></text:p>
          </draw:text-box>
        </draw:frame>
        <draw:frame draw:style-name="gr22" draw:text-style-name="P7" draw:layer="layout" svg:width="0.722cm" svg:height="0.213cm" svg:x="11.73cm" svg:y="8.969cm">
          <draw:text-box>
            <text:p text:style-name="P2"><text:span text:style-name="T4">JIAI_57</text:span></text:p>
          </draw:text-box>
        </draw:frame>
        <draw:frame draw:style-name="gr23" draw:text-style-name="P7" draw:layer="layout" svg:width="0.874cm" svg:height="0.213cm" svg:x="5.36cm" svg:y="5.369cm">
          <draw:text-box>
            <text:p text:style-name="P2"><text:span text:style-name="T4">MIAP_11</text:span></text:p>
          </draw:text-box>
        </draw:frame>
        <draw:frame draw:style-name="gr21" draw:text-style-name="P7" draw:layer="layout" svg:width="0.912cm" svg:height="0.213cm" svg:x="8.489cm" svg:y="8.969cm">
          <draw:text-box>
            <text:p text:style-name="P2"><text:span text:style-name="T4">REZT_22</text:span></text:p>
          </draw:text-box>
        </draw:frame>
        <draw:frame draw:style-name="gr24" draw:text-style-name="P7" draw:layer="layout" svg:width="1.065cm" svg:height="0.213cm" svg:x="11.559cm" svg:y="8.069cm">
          <draw:text-box>
            <text:p text:style-name="P2"><text:span text:style-name="T4">WDMM_20</text:span></text:p>
          </draw:text-box>
        </draw:frame>
        <draw:line draw:style-name="gr25" draw:text-style-name="P1" draw:layer="layout" svg:x1="3.34cm" svg:y1="10.818cm" svg:x2="3.531cm" svg:y2="10.627cm">
          <text:p/>
        </draw:line>
        <draw:line draw:style-name="gr25" draw:text-style-name="P1" draw:layer="layout" svg:x1="3.34cm" svg:y1="10.627cm" svg:x2="3.531cm" svg:y2="10.818cm">
          <text:p/>
        </draw:line>
        <draw:line draw:style-name="gr25" draw:text-style-name="P1" draw:layer="layout" svg:x1="3.3cm" svg:y1="10.722cm" svg:x2="3.57cm" svg:y2="10.722cm">
          <text:p/>
        </draw:line>
        <draw:line draw:style-name="gr25" draw:text-style-name="P1" draw:layer="layout" svg:x1="3.435cm" svg:y1="10.857cm" svg:x2="3.435cm" svg:y2="10.587cm">
          <text:p/>
        </draw:line>
        <draw:line draw:style-name="gr25" draw:text-style-name="P1" draw:layer="layout" svg:x1="3.34cm" svg:y1="6.138cm" svg:x2="3.531cm" svg:y2="5.947cm">
          <text:p/>
        </draw:line>
        <draw:line draw:style-name="gr25" draw:text-style-name="P1" draw:layer="layout" svg:x1="3.34cm" svg:y1="5.947cm" svg:x2="3.531cm" svg:y2="6.138cm">
          <text:p/>
        </draw:line>
        <draw:line draw:style-name="gr25" draw:text-style-name="P1" draw:layer="layout" svg:x1="3.3cm" svg:y1="6.042cm" svg:x2="3.57cm" svg:y2="6.042cm">
          <text:p/>
        </draw:line>
        <draw:line draw:style-name="gr25" draw:text-style-name="P1" draw:layer="layout" svg:x1="3.435cm" svg:y1="6.177cm" svg:x2="3.435cm" svg:y2="5.907cm">
          <text:p/>
        </draw:line>
        <draw:line draw:style-name="gr25" draw:text-style-name="P1" draw:layer="layout" svg:x1="10.419cm" svg:y1="10.818cm" svg:x2="10.611cm" svg:y2="10.627cm">
          <text:p/>
        </draw:line>
        <draw:line draw:style-name="gr25" draw:text-style-name="P1" draw:layer="layout" svg:x1="10.419cm" svg:y1="10.627cm" svg:x2="10.611cm" svg:y2="10.818cm">
          <text:p/>
        </draw:line>
        <draw:line draw:style-name="gr25" draw:text-style-name="P1" draw:layer="layout" svg:x1="10.38cm" svg:y1="10.722cm" svg:x2="10.65cm" svg:y2="10.722cm">
          <text:p/>
        </draw:line>
        <draw:line draw:style-name="gr25" draw:text-style-name="P1" draw:layer="layout" svg:x1="10.515cm" svg:y1="10.857cm" svg:x2="10.515cm" svg:y2="10.587cm">
          <text:p/>
        </draw:line>
        <draw:line draw:style-name="gr25" draw:text-style-name="P1" draw:layer="layout" svg:x1="10.419cm" svg:y1="6.138cm" svg:x2="10.611cm" svg:y2="5.947cm">
          <text:p/>
        </draw:line>
        <draw:line draw:style-name="gr25" draw:text-style-name="P1" draw:layer="layout" svg:x1="10.419cm" svg:y1="5.947cm" svg:x2="10.611cm" svg:y2="6.138cm">
          <text:p/>
        </draw:line>
        <draw:line draw:style-name="gr25" draw:text-style-name="P1" draw:layer="layout" svg:x1="10.38cm" svg:y1="6.042cm" svg:x2="10.65cm" svg:y2="6.042cm">
          <text:p/>
        </draw:line>
        <draw:line draw:style-name="gr25" draw:text-style-name="P1" draw:layer="layout" svg:x1="10.515cm" svg:y1="6.177cm" svg:x2="10.515cm" svg:y2="5.907cm">
          <text:p/>
        </draw:line>
        <draw:frame draw:style-name="gr26" draw:text-style-name="P8" draw:layer="layout" svg:width="0.684cm" svg:height="0.352cm" svg:x="3.092cm" svg:y="10.93cm">
          <draw:text-box>
            <text:p text:style-name="P2"><text:span text:style-name="T5">0.25</text:span></text:p>
          </draw:text-box>
        </draw:frame>
        <draw:frame draw:style-name="gr27" draw:text-style-name="P8" draw:layer="layout" svg:width="0.489cm" svg:height="0.352cm" svg:x="3.191cm" svg:y="6.251cm">
          <draw:text-box>
            <text:p text:style-name="P2"><text:span text:style-name="T5">0.5</text:span></text:p>
          </draw:text-box>
        </draw:frame>
        <draw:frame draw:style-name="gr26" draw:text-style-name="P8" draw:layer="layout" svg:width="0.684cm" svg:height="0.352cm" svg:x="10.172cm" svg:y="10.93cm">
          <draw:text-box>
            <text:p text:style-name="P2"><text:span text:style-name="T5">0.75</text:span></text:p>
          </draw:text-box>
        </draw:frame>
        <draw:frame draw:style-name="gr28" draw:text-style-name="P8" draw:layer="layout" svg:width="0.352cm" svg:height="0.352cm" svg:x="10.417cm" svg:y="6.251cm">
          <draw:text-box>
            <text:p text:style-name="P2"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8.45cm" fo:page-height="14.3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3T02:15:27.830668188</dc:date>
    <meta:editing-duration>PT3M57S</meta:editing-duration>
    <meta:editing-cycles>2</meta:editing-cycles>
    <meta:generator>LibreOffice/6.4.7.2$Linux_X86_64 LibreOffice_project/40$Build-2</meta:generator>
    <meta:document-statistic meta:object-count="148"/>
  </office:meta>
</office:document-meta>
</file>